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147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ibellé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micropousse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germ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ueur_pouss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ngueur de la pousse 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ype_terreau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cycl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s du moment de plante jusqu’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b_entrée_stock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entré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sorti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graine_kg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re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ératur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tablettes_max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_serres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ux_humid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lec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au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personnel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ent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s_cl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nt_livraison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urnisseu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_société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office:value-type="string" calcext:value-type="string">
            <text:p>date d’entrée en st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érie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teriel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el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ine, ou produit pour ser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nction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uffage, irrigation, tuyauterie, fertilisations, gestion climatique, grain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duit_final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te_limi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office:value-type="string" calcext:value-type="string">
            <text:p>date limite de consom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ballag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_barre</text:p>
          </table:table-cell>
          <table:table-cell office:value-type="string" calcext:value-type="string">
            <text:p>numérique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ds_net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fabr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vente_un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kg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 table:number-rows-repeated="8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6">
          <table:table-cell/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 table:number-rows-repeated="8">
          <table:table-cell/>
          <table:table-cell table:style-name="ce6" table:number-columns-repeated="3"/>
          <table:table-cell table:number-columns-repeated="1020"/>
        </table:table-row>
        <table:table-row table:style-name="ro2" table:number-rows-repeated="17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49:39.208976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04:41.958247901</meta:creation-date>
    <dc:date>2019-12-16T10:04:29.817087296</dc:date>
    <meta:editing-duration>PT38M7S</meta:editing-duration>
    <meta:editing-cycles>7</meta:editing-cycles>
    <meta:generator>LibreOffice/6.0.7.3$Linux_X86_64 LibreOffice_project/00m0$Build-3</meta:generator>
    <meta:document-statistic meta:table-count="1" meta:cell-count="166" meta:object-count="0"/>
  </office:meta>
</office:document-meta>
</file>